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fo:text-align="justify" style:justify-single-word="false" style:writing-mode="lr-tb"/>
    </style:style>
    <style:style style:name="P4"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901ef2b-138b-ed7e-86bb-b1207663a41c"/>Nombre de contacto</text:p>
      <text:p text:style-name="P3"><text:span text:style-name="T1">    </text:span><text:span text:style-name="T2">Francisco Javier Quintanilla Moreno</text:span></text:p>
      <text:p text:style-name="Text_20_body"/>
      <text:p text:style-name="P1">Nombre y Universidad de integrantes del equipo:</text:p>
      <text:p text:style-name="P4">Juan Manuel Ruiz Plascencia C.U.C.E.I Universidad de Guadalajara</text:p>
      <text:p text:style-name="P4">Jose Armando Hernandez Solis C.U.C.E.I Universidad de Guadalajara</text:p>
      <text:p text:style-name="Text_20_body"/>
      <text:p text:style-name="P1">Descripción</text:p>
      <text:p text:style-name="P2">El proyecto se basa en un cuadricoptero de seguridad y reconocimiento;cuyas funcionalidades son detección de rostros, movimientos, conteo de personas así como detección de placas de automóviles. Además de que contara con sensores básicos como acelerómetro,giroscopio, barómetro,detector de smoke,sensores de inclinación y gps.El cuadricóptero se visualiza para poder mantener un vuelo de 20 a 30 minutos así como un levantamiento de 1kg a 1.5kg; podrá ser implementado en zonas de desastre debido a sus funciones de reconocimiento facial o movimiento facilitando la tarea de localizar sobrevivientes e inclusive contará con un sistema de tomas de decisiones autónomo donde el dron evaluará la situación y desempeñará las tareas jerárquicamente.</text:p>
      <text:p text:style-name="Text_20_body"/>
      <text:p text:style-name="P1">Justificación</text:p>
      <text:p text:style-name="P2">El proyecto surge con la necesidad de mejorar la seguridad de nuestro entorno, así como el mejorar los prototipos existentes de vehículos no tripulados con nuevos sistemas de localización y navegación a base de de gps y telemetría de señales.  De modo que no se arriesguen vidas y se puedan realizar vuelos de reconocimiento o en lugares de difícil acceso, en caso de ser derribado la información no podrá ser obtenida con facilidad ya que estará encriptado y automáticamente la información será eliminada al instante.</text:p>
      <text:p text:style-name="Text_20_body"/>
      <text:p text:style-name="P1">Aspecto Técnico</text:p>
      <text:p text:style-name="P2">El desarrollo del software para identificación se basa en opencv y python, toda la información es almacenada en sqlite, en cuanto a los motores de vuelo se utilizaran brushless de 950 Kv con un consumo de 10A/minuto con un soporte de 450 gramos por rotor contemplando 4, dando un total de 1.5 Kg aproximadamente, con propelas de 9x4.5 pulgadas generando un consumo de 89 watts, siendo controlados con 4 ESC(Electronic Speed Controller) de 20A suficientes para evitar sobrecalentamiento, con entrada de ejecución PWM de 1 a 2 segundos a 3.3V, la cual sera controlada por medio de puertos GPIO que se emularan como PWM por medio de software el cual sera desarrollado en lenguaje python con la libreria pyrock.py, time.py y sys.py que ofrece la tarjeta radxa y python en su conjunto.</text:p>
      <text:p text:style-name="Text_20_body"><text:line-break/><text:span text:style-name="T2">La estructura(Frame), se desarrollara en forma de cruz, construido a base de fibra de vidrio en 2 capas, soportara un promedio de 3K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nigami </meta:initial-creator>
    <meta:creation-date>2015-06-20T19:37:07.665582241</meta:creation-date>
    <dc:date>2015-06-20T19:37:32.094594158</dc:date>
    <dc:creator>Shinigami </dc:creator>
    <meta:editing-duration>PT26S</meta:editing-duration>
    <meta:editing-cycles>1</meta:editing-cycles>
    <meta:document-statistic meta:table-count="0" meta:image-count="0" meta:object-count="0" meta:page-count="1" meta:paragraph-count="12" meta:word-count="382" meta:character-count="2449" meta:non-whitespace-character-count="2073"/>
    <meta:generator>LibreOffice/4.4.2.2$Linux_X86_64 LibreOffice_project/40m0$Build-2</meta:generator>
  </office:meta>
</office:document-meta>
</file>